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7.66mm"/>
    </style:style>
    <style:style style:name="co3" style:family="table-column">
      <style:table-column-properties fo:break-before="auto" style:column-width="11.11mm"/>
    </style:style>
    <style:style style:name="co4" style:family="table-column">
      <style:table-column-properties fo:break-before="auto" style:column-width="5.01mm"/>
    </style:style>
    <style:style style:name="co5" style:family="table-column">
      <style:table-column-properties fo:break-before="auto" style:column-width="10.4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em5Req1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Uou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phi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anphi</text:p>
          </table:table-cell>
          <table:table-cell office:value-type="string" calcext:value-type="string">
            <text:p>tanphip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[.C2]/[.B2]" office:value-type="float" office:value="1" calcext:value-type="float">
            <text:p>1</text:p>
          </table:table-cell>
          <table:table-cell table:formula="of:=ASIN([.E2]/[.D2])" office:value-type="float" office:value="0.22694303617852" calcext:value-type="float">
            <text:p>0.22694303617852</text:p>
          </table:table-cell>
          <table:table-cell table:formula="of:=0.1*SQRT(1/((1-[.E2]^2/[.D2]^2)*[.D2]^2+[.E2]^2/((1-[.E2]^2/[.D2]^2)*[.D2]^4)))" office:value-type="float" office:value="0.0256550859975933" calcext:value-type="float">
            <text:p>0.025655085997593</text:p>
          </table:table-cell>
          <table:table-cell table:formula="of:=(0.005/[.B2]+0.005/[.C2])*[.F2]" office:value-type="float" office:value="0.01" calcext:value-type="float">
            <text:p>0.01</text:p>
          </table:table-cell>
          <table:table-cell table:formula="of:=TAN([.G2])" office:value-type="float" office:value="0.230921102605853" calcext:value-type="float">
            <text:p>0.230921102605853</text:p>
          </table:table-cell>
          <table:table-cell table:formula="of:=TAN([.G2]/2)" office:value-type="float" office:value="0.113961051132205" calcext:value-type="float">
            <text:p>0.1139610511322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table:formula="of:=[.C3]/[.B3]" office:value-type="float" office:value="1" calcext:value-type="float">
            <text:p>1</text:p>
          </table:table-cell>
          <table:table-cell table:formula="of:=ASIN([.E3]/[.D3])" office:value-type="float" office:value="0.411516846067488" calcext:value-type="float">
            <text:p>0.411516846067488</text:p>
          </table:table-cell>
          <table:table-cell table:formula="of:=0.1*SQRT(1/((1-[.E3]^2/[.D3]^2)*[.D3]^2+[.E3]^2/((1-[.E3]^2/[.D3]^2)*[.D3]^4)))" office:value-type="float" office:value="0.0272651636070364" calcext:value-type="float">
            <text:p>0.027265163607036</text:p>
          </table:table-cell>
          <table:table-cell table:formula="of:=(0.005/[.B3]+0.005/[.C3])*[.F3]" office:value-type="float" office:value="0.01" calcext:value-type="float">
            <text:p>0.01</text:p>
          </table:table-cell>
          <table:table-cell table:formula="of:=TAN([.G3])" office:value-type="float" office:value="0.436435780471985" calcext:value-type="float">
            <text:p>0.436435780471985</text:p>
          </table:table-cell>
          <table:table-cell table:formula="of:=TAN([.G3]/2)" office:value-type="float" office:value="0.20871215252208" calcext:value-type="float">
            <text:p>0.208712152522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table:formula="of:=[.C4]/[.B4]" office:value-type="float" office:value="1" calcext:value-type="float">
            <text:p>1</text:p>
          </table:table-cell>
          <table:table-cell table:formula="of:=ASIN([.E4]/[.D4])" office:value-type="float" office:value="0.970202199928846" calcext:value-type="float">
            <text:p>0.970202199928846</text:p>
          </table:table-cell>
          <table:table-cell table:formula="of:=0.1*SQRT(1/((1-[.E4]^2/[.D4]^2)*[.D4]^2+[.E4]^2/((1-[.E4]^2/[.D4]^2)*[.D4]^4)))" office:value-type="float" office:value="0.043671891951033" calcext:value-type="float">
            <text:p>0.043671891951033</text:p>
          </table:table-cell>
          <table:table-cell table:formula="of:=(0.005/[.B4]+0.005/[.C4])*[.F4]" office:value-type="float" office:value="0.01" calcext:value-type="float">
            <text:p>0.01</text:p>
          </table:table-cell>
          <table:table-cell table:formula="of:=TAN([.G4])" office:value-type="float" office:value="1.45983405217257" calcext:value-type="float">
            <text:p>1.45983405217257</text:p>
          </table:table-cell>
          <table:table-cell table:formula="of:=TAN([.G4]/2)" office:value-type="float" office:value="0.527111845123799" calcext:value-type="float">
            <text:p>0.5271118451237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table:formula="of:=[.C5]/[.B5]" office:value-type="float" office:value="1" calcext:value-type="float">
            <text:p>1</text:p>
          </table:table-cell>
          <table:table-cell table:formula="of:=ASIN([.E5]/[.D5])" office:value-type="float" office:value="1.25323589750338" calcext:value-type="float">
            <text:p>1.25323589750338</text:p>
          </table:table-cell>
          <table:table-cell table:formula="of:=0.1*SQRT(1/((1-[.E5]^2/[.D5]^2)*[.D5]^2+[.E5]^2/((1-[.E5]^2/[.D5]^2)*[.D5]^4)))" office:value-type="float" office:value="0.0683821527986525" calcext:value-type="float">
            <text:p>0.068382152798653</text:p>
          </table:table-cell>
          <table:table-cell table:formula="of:=(0.005/[.B5]+0.005/[.C5])*[.F5]" office:value-type="float" office:value="0.01" calcext:value-type="float">
            <text:p>0.01</text:p>
          </table:table-cell>
          <table:table-cell table:formula="of:=TAN([.G5])" office:value-type="float" office:value="3.04243492229665" calcext:value-type="float">
            <text:p>3.04243492229665</text:p>
          </table:table-cell>
          <table:table-cell table:formula="of:=TAN([.G5]/2)" office:value-type="float" office:value="0.723947473768505" calcext:value-type="float">
            <text:p>0.7239474737685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table:formula="of:=[.C6]/[.B6]" office:value-type="float" office:value="1" calcext:value-type="float">
            <text:p>1</text:p>
          </table:table-cell>
          <table:table-cell table:formula="of:=ASIN([.E6]/[.D6])" office:value-type="float" office:value="1.11976951499863" calcext:value-type="float">
            <text:p>1.11976951499863</text:p>
          </table:table-cell>
          <table:table-cell table:formula="of:=0.1*SQRT(1/((1-[.E6]^2/[.D6]^2)*[.D6]^2+[.E6]^2/((1-[.E6]^2/[.D6]^2)*[.D6]^4)))" office:value-type="float" office:value="0.0549944917815253" calcext:value-type="float">
            <text:p>0.054994491781525</text:p>
          </table:table-cell>
          <table:table-cell table:formula="of:=(0.005/[.B6]+0.005/[.C6])*[.F6]" office:value-type="float" office:value="0.01" calcext:value-type="float">
            <text:p>0.01</text:p>
          </table:table-cell>
          <table:table-cell table:formula="of:=TAN([.G6])" office:value-type="float" office:value="2.06474160483506" calcext:value-type="float">
            <text:p>2.06474160483506</text:p>
          </table:table-cell>
          <table:table-cell table:formula="of:=TAN([.G6]/2)" office:value-type="float" office:value="0.626789006273259" calcext:value-type="float">
            <text:p>0.6267890062732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7]/[.B7]" office:value-type="float" office:value="1" calcext:value-type="float">
            <text:p>1</text:p>
          </table:table-cell>
          <table:table-cell table:formula="of:=ASIN([.E7]/[.D7])" office:value-type="float" office:value="1.5707963267949" calcext:value-type="float">
            <text:p>1.5707963267949</text:p>
          </table:table-cell>
          <table:table-cell table:formula="of:=0.1*SQRT(1/((1-[.E7]^2/[.D7]^2)*[.D7]^2+[.E7]^2/((1-[.E7]^2/[.D7]^2)*[.D7]^4)))" office:value-type="string" office:string-value="" calcext:value-type="error">
            <text:p>#ДЕЛ/0!</text:p>
          </table:table-cell>
          <table:table-cell table:formula="of:=(0.005/[.B7]+0.005/[.C7])*[.F7]" office:value-type="float" office:value="0.01" calcext:value-type="float">
            <text:p>0.01</text:p>
          </table:table-cell>
          <table:table-cell table:formula="of:=TAN([.G7])" office:value-type="float" office:value="1.63312393531954E+016" calcext:value-type="float">
            <text:p>1.63312393531954E+016</text:p>
          </table:table-cell>
          <table:table-cell table:formula="of:=TAN([.G7]/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table:formula="of:=[.C8]/[.B8]" office:value-type="float" office:value="1" calcext:value-type="float">
            <text:p>1</text:p>
          </table:table-cell>
          <table:table-cell table:formula="of:=ASIN([.E8]/[.D8])" office:value-type="float" office:value="0.643501108793284" calcext:value-type="float">
            <text:p>0.643501108793284</text:p>
          </table:table-cell>
          <table:table-cell table:formula="of:=0.1*SQRT(1/((1-[.E8]^2/[.D8]^2)*[.D8]^2+[.E8]^2/((1-[.E8]^2/[.D8]^2)*[.D8]^4)))" office:value-type="float" office:value="0.0311964935552018" calcext:value-type="float">
            <text:p>0.031196493555202</text:p>
          </table:table-cell>
          <table:table-cell table:formula="of:=(0.005/[.B8]+0.005/[.C8])*[.F8]" office:value-type="float" office:value="0.01" calcext:value-type="float">
            <text:p>0.01</text:p>
          </table:table-cell>
          <table:table-cell table:formula="of:=TAN([.G8])" office:value-type="float" office:value="0.75" calcext:value-type="float">
            <text:p>0.75</text:p>
          </table:table-cell>
          <table:table-cell table:formula="of:=TAN([.G8]/2)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formula="of:=[.C9]/[.B9]" office:value-type="float" office:value="1" calcext:value-type="float">
            <text:p>1</text:p>
          </table:table-cell>
          <table:table-cell table:formula="of:=ASIN([.E9]/[.D9])" office:value-type="float" office:value="0.331011728089294" calcext:value-type="float">
            <text:p>0.331011728089294</text:p>
          </table:table-cell>
          <table:table-cell table:formula="of:=0.1*SQRT(1/((1-[.E9]^2/[.D9]^2)*[.D9]^2+[.E9]^2/((1-[.E9]^2/[.D9]^2)*[.D9]^4)))" office:value-type="float" office:value="0.026428237797449" calcext:value-type="float">
            <text:p>0.026428237797449</text:p>
          </table:table-cell>
          <table:table-cell table:formula="of:=(0.005/[.B9]+0.005/[.C9])*[.F9]" office:value-type="float" office:value="0.01" calcext:value-type="float">
            <text:p>0.01</text:p>
          </table:table-cell>
          <table:table-cell table:formula="of:=TAN([.G9])" office:value-type="float" office:value="0.343655687144529" calcext:value-type="float">
            <text:p>0.343655687144529</text:p>
          </table:table-cell>
          <table:table-cell table:formula="of:=TAN([.G9]/2)" office:value-type="float" office:value="0.16703379701881" calcext:value-type="float">
            <text:p>0.167033797018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table:formula="of:=[.C10]/[.B10]" office:value-type="float" office:value="1" calcext:value-type="float">
            <text:p>1</text:p>
          </table:table-cell>
          <table:table-cell table:formula="of:=ASIN([.E10]/[.D10])" office:value-type="float" office:value="0.10016742116156" calcext:value-type="float">
            <text:p>0.10016742116156</text:p>
          </table:table-cell>
          <table:table-cell table:formula="of:=0.1*SQRT(1/((1-[.E10]^2/[.D10]^2)*[.D10]^2+[.E10]^2/((1-[.E10]^2/[.D10]^2)*[.D10]^4)))" office:value-type="float" office:value="0.0251254446912935" calcext:value-type="float">
            <text:p>0.025125444691294</text:p>
          </table:table-cell>
          <table:table-cell table:formula="of:=(0.005/[.B10]+0.005/[.C10])*[.F10]" office:value-type="float" office:value="0.01" calcext:value-type="float">
            <text:p>0.01</text:p>
          </table:table-cell>
          <table:table-cell table:formula="of:=TAN([.G10])" office:value-type="float" office:value="0.100503781525921" calcext:value-type="float">
            <text:p>0.100503781525921</text:p>
          </table:table-cell>
          <table:table-cell table:formula="of:=TAN([.G10]/2)" office:value-type="float" office:value="0.0501256289338005" calcext:value-type="float">
            <text:p>0.0501256289338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5T18:52:57.757856256</dc:date>
    <meta:editing-duration>PT12M6S</meta:editing-duration>
    <meta:editing-cycles>2</meta:editing-cycles>
    <meta:generator>LibreOffice/5.3.6.1$Linux_X86_64 LibreOffice_project/30m0$Build-1</meta:generator>
    <meta:document-statistic meta:table-count="1" meta:cell-count="110" meta:object-count="0"/>
  </office:meta>
</office:document-meta>
</file>